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#foreach($c in $chars)&gt;</text:placeholder>$c$c<text:placeholder text:placeholder-type="text">&lt;#end&gt;</text:placeholder></text:p>
      <text:p text:style-name="P1"><text:placeholder text:placeholder-type="text">&lt;#if($cond1)&gt;</text:placeholder>TRUE<text:placeholder text:placeholder-type="text">&lt;#end&gt;</text:placeholder><text:placeholder text:placeholder-type="text">&lt;#if(!$cond1)&gt;</text:placeholder>FALSE<text:placeholder text:placeholder-type="text">&lt;#end&gt;</text:placeholder></text:p>
      <text:p text:style-name="P1"><text:placeholder text:placeholder-type="text">&lt;#if($n &gt; 0)&gt;</text:placeholder>TRUE<text:placeholder text:placeholder-type="text">&lt;#end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8M29S</meta:editing-duration>
    <meta:editing-cycles>16</meta:editing-cycles>
    <meta:generator>OpenOffice.org/3.2$Win32 OpenOffice.org_project/320m12$Build-9483</meta:generator>
    <dc:date>2010-08-27T14:22:13.65</dc:date>
    <meta:document-statistic meta:table-count="0" meta:image-count="0" meta:object-count="0" meta:page-count="1" meta:paragraph-count="3" meta:word-count="7" meta:character-count="105"/>
    <meta:user-defined meta:name="Info 1"/>
    <meta:user-defined meta:name="Info 2"/>
    <meta:user-defined meta:name="Info 3"/>
    <meta:user-defined meta:name="Info 4"/>
  </office:meta>
</office:document-meta>
</file>